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da691" officeooo:paragraph-rsid="001da691"/>
    </style:style>
    <style:style style:name="P2" style:family="paragraph" style:parent-style-name="Standard">
      <style:text-properties fo:language="en" fo:country="US" officeooo:rsid="001eea11" officeooo:paragraph-rsid="001eea11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_ <text:span text:style-name="T1">Папа у Васи силен в математике.</text:span></text:p>
      <text:p text:style-name="P2">2_ <text:span text:style-name="T1">Учится папа за Васю весь год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19:21:56.130000000</meta:creation-date>
    <dc:date>2022-06-13T21:17:49.136000000</dc:date>
    <meta:editing-duration>PT1M55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2" meta:word-count="14" meta:character-count="66" meta:non-whitespace-character-count="54"/>
  </office:meta>
</office:document-meta>
</file>